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style:font-name="Verdana" style:font-name-asian="Verdana" style:font-name-complex="Verdana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/>
      <style:text-properties fo:color="#FF0000" style:font-name="Verdana" style:font-name-asian="Verdana" style:font-name-complex="Verdana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434343"/>
      <style:text-properties fo:color="#FFFFFF" style:font-name="Verdana" style:font-name-asian="Verdana" style:font-name-complex="Verdana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434343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Verdana" style:font-name-asian="Verdana" style:font-name-complex="Verdana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Verdana" style:font-name-asian="Verdana" style:font-name-complex="Verdana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#595959"/>
      <style:text-properties fo:color="#FFFFFF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595959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00"/>
      <style:text-properties style:font-name="Verdana" style:font-name-asian="Verdana" style:font-name-complex="Verdana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Verdana" style:font-name-asian="Verdana" style:font-name-complex="Verdana"/>
    </style:style>
    <style:style style:name="ce16" style:family="table-cell" style:parent-style-name="Default" style:data-style-name="N0">
      <style:table-cell-properties style:vertical-align="automatic" fo:background-color="#7992B1"/>
      <style:text-properties style:font-name="Verdana" style:font-name-asian="Verdana" style:font-name-complex="Verdana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fo:background-color="#9BBB59"/>
      <style:text-properties style:font-name="Verdana" style:font-name-asian="Verdana" style:font-name-complex="Verdana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fo:background-color="#B97135"/>
      <style:text-properties style:font-name="Verdana" style:font-name-asian="Verdana" style:font-name-complex="Verdana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fo:background-color="#434343" style:repeat-content="false"/>
      <style:paragraph-properties fo:text-align="start" fo:margin-left="0cm"/>
      <style:text-properties fo:color="#FFFFFF" style:font-name="Verdana" style:font-name-asian="Verdana" style:font-name-complex="Verdana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style:font-name="Verdana" style:font-name-asian="Verdana" style:font-name-complex="Verdana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604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3.201458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  <style:map style:condition="of:is-true-formula(NOT(ISERROR(SEARCH((&quot;a&quot;);([.B6])))))" style:apply-style-name="cf1" style:base-cell-address="Sheet1.B6"/>
      <style:map style:condition="of:is-true-formula(NOT(ISERROR(SEARCH((&quot;b&quot;);([.B6])))))" style:apply-style-name="cf2" style:base-cell-address="Sheet1.B6"/>
      <style:map style:condition="of:is-true-formula(NOT(ISERROR(SEARCH((&quot;c&quot;);([.B6])))))" style:apply-style-name="cf3" style:base-cell-address="Sheet1.B6"/>
      <style:map style:condition="of:is-true-formula(NOT(ISERROR(SEARCH((&quot;d&quot;);([.B6])))))" style:apply-style-name="cf4" style:base-cell-address="Sheet1.B6"/>
      <style:map style:condition="of:is-true-formula(NOT(ISERROR(SEARCH((&quot;e&quot;);([.B6])))))" style:apply-style-name="cf5" style:base-cell-address="Sheet1.B6"/>
      <style:map style:condition="of:is-true-formula(NOT(ISERROR(SEARCH((&quot;f&quot;);([.B6])))))" style:apply-style-name="cf6" style:base-cell-address="Sheet1.B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8" table:default-cell-style-name="ce2"/>
        <table:table-column table:style-name="co3" table:number-columns-repeated="16375" table:default-cell-style-name="ce2"/>
        <table:table-row table:style-name="ro1">
          <table:table-cell office:value-type="string" table:number-columns-spanned="9" table:number-rows-spanned="1" table:style-name="ce19">
            <text:p>Lernraum Service Location Planer* <text:s/>| <text:s/>learningspacetoolkit.org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20">
            <text:p>1. Bitte füllen Sie die Legende am Ende der Tabelle au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2. Wenn Sie nun auf dem Arbeitsblatt die Buchstaben A, B, C und D eingeben, werden die Zellen in der entsprechenden Legendenfarbe hervorgehoben.<text:s/></text:p>
          </table:table-cell>
          <table:table-cell table:number-columns-repeated="8" table:style-name="ce4"/>
          <table:table-cell table:number-columns-repeated="16375" table:style-name="ce5"/>
        </table:table-row>
        <table:table-row table:style-name="ro2">
          <table:table-cell office:value-type="string" table:style-name="ce6">
            <text:p>* Weitere Informationen darüber, wie Sie diese Vorlage optimal nutzen können, finden Sie im Abschnitt ʺServicesʺ auf learningspacetoolkit.org / im Kapitel "Service" im übersetzten Lernraum-Toolkit</text:p>
          </table:table-cell>
          <table:table-cell table:number-columns-repeated="16383" table:style-name="ce5"/>
        </table:table-row>
        <table:table-row table:style-name="ro3">
          <table:table-cell office:value-type="string" table:style-name="ce7">
            <text:p>Service</text:p>
          </table:table-cell>
          <table:table-cell office:value-type="string" table:style-name="ce8">
            <text:p>Ort 1</text:p>
          </table:table-cell>
          <table:table-cell office:value-type="string" table:style-name="ce8">
            <text:p>Ort 2</text:p>
          </table:table-cell>
          <table:table-cell office:value-type="string" table:style-name="ce8">
            <text:p>Ort 3</text:p>
          </table:table-cell>
          <table:table-cell office:value-type="string" table:style-name="ce8">
            <text:p>Ort 4</text:p>
          </table:table-cell>
          <table:table-cell office:value-type="string" table:style-name="ce8">
            <text:p>Ort 5</text:p>
          </table:table-cell>
          <table:table-cell office:value-type="string" table:style-name="ce8">
            <text:p>Ort 6</text:p>
          </table:table-cell>
          <table:table-cell office:value-type="string" table:style-name="ce8">
            <text:p>Ort 7</text:p>
          </table:table-cell>
          <table:table-cell office:value-type="string" table:style-name="ce8">
            <text:p>Ort 8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Service 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5"/>
        </table:table-row>
        <table:table-row table:style-name="ro4">
          <table:table-cell office:value-type="string" table:style-name="ce9">
            <text:p>Service 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5"/>
        </table:table-row>
        <table:table-row table:style-name="ro4">
          <table:table-cell office:value-type="string" table:style-name="ce9">
            <text:p>Service 3<text:s/>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5"/>
        </table:table-row>
        <table:table-row table:style-name="ro4">
          <table:table-cell office:value-type="string" table:style-name="ce9">
            <text:p>Service 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5"/>
        </table:table-row>
        <table:table-row table:style-name="ro4">
          <table:table-cell office:value-type="string" table:style-name="ce9">
            <text:p>Service 5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5"/>
        </table:table-row>
        <table:table-row table:style-name="ro4">
          <table:table-cell office:value-type="string" table:style-name="ce9">
            <text:p>...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5"/>
        </table:table-row>
        <table:table-row table:number-rows-repeated="42" table:style-name="ro4">
          <table:table-cell table:style-name="ce9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5"/>
        </table:table-row>
        <table:table-row table:style-name="ro5">
          <table:table-cell table:number-columns-repeated="9" table:style-name="ce11"/>
          <table:table-cell table:number-columns-repeated="16375"/>
        </table:table-row>
        <table:table-row table:style-name="ro6">
          <table:table-cell office:value-type="string" table:style-name="ce12">
            <text:p>Legende</text:p>
          </table:table-cell>
          <table:table-cell table:number-columns-repeated="8" table:style-name="ce13"/>
          <table:table-cell table:number-columns-repeated="16375"/>
        </table:table-row>
        <table:table-row table:style-name="ro6">
          <table:table-cell office:value-type="string" table:style-name="ce14">
            <text:p>A: Angeboten 9:00 bis 5:00</text:p>
          </table:table-cell>
          <table:table-cell table:number-columns-repeated="8" table:style-name="ce15"/>
          <table:table-cell table:number-columns-repeated="16375"/>
        </table:table-row>
        <table:table-row table:style-name="ro6">
          <table:table-cell office:value-type="string" table:style-name="ce16">
            <text:p>B: Angeboten 24/5</text:p>
          </table:table-cell>
          <table:table-cell table:number-columns-repeated="8" table:style-name="ce15"/>
          <table:table-cell table:number-columns-repeated="16375"/>
        </table:table-row>
        <table:table-row table:style-name="ro6">
          <table:table-cell office:value-type="string" table:style-name="ce17">
            <text:p>C: Angeboten innerhalb der Öffnungszeiten</text:p>
          </table:table-cell>
          <table:table-cell table:number-columns-repeated="8" table:style-name="ce15"/>
          <table:table-cell table:number-columns-repeated="16375"/>
        </table:table-row>
        <table:table-row table:style-name="ro6">
          <table:table-cell office:value-type="string" table:style-name="ce18">
            <text:p>D: Angeboten auf Nachfrage</text:p>
          </table:table-cell>
          <table:table-cell table:number-columns-repeated="8" table:style-name="ce15"/>
          <table:table-cell table:number-columns-repeated="16375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FF00"/>
    </style:style>
    <style:style style:name="cf2" style:family="table-cell" style:data-style-name="N0">
      <style:table-cell-properties fo:background-color="#7992B1"/>
    </style:style>
    <style:style style:name="cf3" style:family="table-cell" style:data-style-name="N0">
      <style:table-cell-properties fo:background-color="#9BBB59"/>
    </style:style>
    <style:style style:name="cf4" style:family="table-cell" style:data-style-name="N0">
      <style:table-cell-properties fo:background-color="#B97135"/>
    </style:style>
    <style:style style:name="cf5" style:family="table-cell" style:data-style-name="N0">
      <style:table-cell-properties fo:background-color="#FF00FF"/>
    </style:style>
    <style:style style:name="cf6" style:family="table-cell" style:data-style-name="N0">
      <style:table-cell-properties fo:background-color="#9900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Katharina Zinke</meta:initial-creator>
    <dc:creator>Katharina Zinke</dc:creator>
    <meta:creation-date>2021-09-06T09:35:04Z</meta:creation-date>
    <dc:date>2021-09-16T13:55:29Z</dc:date>
    <meta:editing-duration>PT0S</meta:editing-duration>
  </office:meta>
</office:document-meta>
</file>